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3.94pt" svg:height="207.24pt" svg:x="133.74pt" svg:y="103.61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I3:Sheet1.I3 Sheet1.I3:Sheet1.I3 Sheet1.J1:Sheet1.J1 Sheet1.J3:Sheet1.J3 Sheet1.K3:Sheet1.K3 Sheet1.K3:Sheet1.K3 Sheet1.L1:Sheet1.L1 Sheet1.L3:Sheet1.L3 Sheet1.M3:Sheet1.M3 Sheet1.M3:Sheet1.M3 Sheet1.N1:Sheet1.N1 Sheet1.N3:Sheet1.N3 Sheet1.O3:Sheet1.O3 Sheet1.O3:Sheet1.O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CHK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latency</text:p>
          </table:table-cell>
          <table:table-cell table:style-name="Default" office:value-type="float" office:value="2.2569" calcext:value-type="float">
            <text:p>2.2569</text:p>
          </table:table-cell>
          <table:table-cell table:style-name="Default" office:value-type="float" office:value="0.0406" calcext:value-type="float">
            <text:p>0.0406</text:p>
          </table:table-cell>
          <table:table-cell office:value-type="float" office:value="4.5768" calcext:value-type="float">
            <text:p>4.5768</text:p>
          </table:table-cell>
          <table:table-cell office:value-type="float" office:value="0.3003" calcext:value-type="float">
            <text:p>0.3003</text:p>
          </table:table-cell>
          <table:table-cell table:style-name="ce2" office:value-type="float" office:value="4.2247" calcext:value-type="float">
            <text:p>4.2247</text:p>
          </table:table-cell>
          <table:table-cell table:style-name="ce2" office:value-type="float" office:value="0.2335" calcext:value-type="float">
            <text:p>0.2335</text:p>
          </table:table-cell>
          <table:table-cell table:style-name="ce2" office:value-type="float" office:value="4.4084" calcext:value-type="float">
            <text:p>4.4084</text:p>
          </table:table-cell>
          <table:table-cell table:style-name="ce2" office:value-type="float" office:value="0.1603" calcext:value-type="float">
            <text:p>0.1603</text:p>
          </table:table-cell>
          <table:table-cell table:style-name="ce2" office:value-type="float" office:value="4.428" calcext:value-type="float">
            <text:p>4.4280</text:p>
          </table:table-cell>
          <table:table-cell table:style-name="ce2" office:value-type="float" office:value="0.1274" calcext:value-type="float">
            <text:p>0.1274</text:p>
          </table:table-cell>
          <table:table-cell table:style-name="ce2" office:value-type="float" office:value="11.6035" calcext:value-type="float">
            <text:p>11.6035</text:p>
          </table:table-cell>
          <table:table-cell table:style-name="ce2" office:value-type="float" office:value="0.0464" calcext:value-type="float">
            <text:p>0.0464</text:p>
          </table:table-cell>
          <table:table-cell table:style-name="ce2" office:value-type="float" office:value="12.8251" calcext:value-type="float">
            <text:p>12.8251</text:p>
          </table:table-cell>
          <table:table-cell table:style-name="ce2" office:value-type="float" office:value="0.0842" calcext:value-type="float">
            <text:p>0.0842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287.74pt" svg:height="208.46pt" svg:x="146.15pt" svg:y="103.61pt">
            <loext:p draw:notify-on-update-of-ranges="Sheet2.A3:Sheet2.A3 Sheet2.B1:Sheet2.B1 Sheet2.B3:Sheet2.B3 Sheet1.C3:Sheet1.C3 Sheet1.C3:Sheet1.C3 Sheet2.D1:Sheet2.D1 Sheet2.D3:Sheet2.D3 Sheet1.E3:Sheet1.E3 Sheet1.E3:Sheet1.E3 Sheet2.F1:Sheet2.F1 Sheet2.F3:Sheet2.F3 Sheet1.G3:Sheet1.G3 Sheet1.G3:Sheet1.G3 Sheet2.H1:Sheet2.H1 Sheet2.H3:Sheet2.H3 Sheet1.I3:Sheet1.I3 Sheet1.I3:Sheet1.I3 Sheet2.J1:Sheet2.J1 Sheet2.J3:Sheet2.J3 Sheet1.K3:Sheet1.K3 Sheet1.K3:Sheet1.K3 Sheet2.L1:Sheet2.L1 Sheet2.L3:Sheet2.L3 Sheet1.M3:Sheet1.M3 Sheet1.M3:Sheet1.M3 Sheet2.N1:Sheet2.N1 Sheet2.N3:Sheet2.N3 Sheet1.O3:Sheet1.O3 Sheet1.O3:Sheet1.O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CHK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bandwidth</text:p>
          </table:table-cell>
          <table:table-cell office:value-type="float" office:value="4.6807767" calcext:value-type="float">
            <text:p>4.6808</text:p>
          </table:table-cell>
          <table:table-cell office:value-type="float" office:value="0.2677575" calcext:value-type="float">
            <text:p>0.2678</text:p>
          </table:table-cell>
          <table:table-cell office:value-type="float" office:value="12.5927067" calcext:value-type="float">
            <text:p>12.5927</text:p>
          </table:table-cell>
          <table:table-cell office:value-type="float" office:value="0.4793862" calcext:value-type="float">
            <text:p>0.4794</text:p>
          </table:table-cell>
          <table:table-cell table:style-name="ce2" office:value-type="float" office:value="12.5656253" calcext:value-type="float">
            <text:p>12.5656</text:p>
          </table:table-cell>
          <table:table-cell table:style-name="ce2" office:value-type="float" office:value="0.3293202" calcext:value-type="float">
            <text:p>0.3293</text:p>
          </table:table-cell>
          <table:table-cell table:style-name="ce2" office:value-type="float" office:value="12.45773" calcext:value-type="float">
            <text:p>12.4577</text:p>
          </table:table-cell>
          <table:table-cell table:style-name="ce2" office:value-type="float" office:value="0.0001603" calcext:value-type="float">
            <text:p>0.0002</text:p>
          </table:table-cell>
          <table:table-cell table:style-name="ce2" office:value-type="float" office:value="12.449342" calcext:value-type="float">
            <text:p>12.4493</text:p>
          </table:table-cell>
          <table:table-cell table:style-name="ce2" office:value-type="float" office:value="0.1086984" calcext:value-type="float">
            <text:p>0.1087</text:p>
          </table:table-cell>
          <table:table-cell table:style-name="ce2" office:value-type="float" office:value="5.5272733" calcext:value-type="float">
            <text:p>5.5273</text:p>
          </table:table-cell>
          <table:table-cell table:style-name="ce2" office:value-type="float" office:value="0.0834513" calcext:value-type="float">
            <text:p>0.0835</text:p>
          </table:table-cell>
          <table:table-cell table:style-name="ce2" office:value-type="float" office:value="0.2158" calcext:value-type="float">
            <text:p>0.2158</text:p>
          </table:table-cell>
          <table:table-cell table:style-name="ce2" office:value-type="float" office:value="0.0001157" calcext:value-type="float">
            <text:p>0.0001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>
          <table:table-cell table:number-columns-repeated="5"/>
          <table:table-cell table:style-name="ce2" table:number-columns-repeated="10"/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21:33:03.247559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1-16T21:48:06.559306418</dc:date>
    <meta:editing-duration>PT4H58M42S</meta:editing-duration>
    <meta:editing-cycles>30</meta:editing-cycles>
    <meta:generator>LibreOffice/5.1.6.2$Linux_X86_64 LibreOffice_project/10m0$Build-2</meta:generator>
    <meta:document-statistic meta:table-count="2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inimum="0" chart:maximum="15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126">
      <style:chart-properties chart:link-data-style-to-source="true" chart:error-category="cell-range" chart:error-upper-range="Sheet1.O3:Sheet1.O3" chart:error-lower-range="Sheet1.O3:Sheet1.O3" chart:label-position="top"/>
      <style:graphic-properties svg:stroke-width="0.051cm" draw:fill-color="#000000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1" style:family="chart">
      <style:chart-properties chart:solid-type="cuboi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3cm"/>
    </style:style>
    <style:style style:name="P1" style:family="paragraph">
      <loext:graphic-properties draw:fill="none" draw:fill-color="#ffffff"/>
      <style:text-properties fo:font-family="'Times New Roman'" style:font-style-name="Bold" style:font-family-generic="roman" style:font-pitch="variable" fo:font-size="14pt" fo:font-weight="bold" style:font-size-asian="24pt" style:font-size-complex="24pt"/>
    </style:style>
    <style:style style:name="T1" style:family="text">
      <style:text-properties fo:font-family="'Times New Roman'" style:font-style-name="Bold" style:font-family-generic="roman" style:font-pitch="variable" fo:font-size="14pt" fo:font-weight="bold" style:font-size-asian="24pt" style:font-size-complex="24pt"/>
    </style:style>
  </office:automatic-styles>
  <office:body>
    <office:chart>
      <chart:chart svg:width="10.152cm" svg:height="7.355cm" xlink:href=".." xlink:type="simple" chart:class="chart:bar" chart:style-name="ch1">
        <chart:plot-area chart:style-name="ch2" table:cell-range-address="Sheet2.A3:Sheet2.B3 Sheet2.B1:Sheet2.B1 Sheet2.D1:Sheet2.D1 Sheet2.D3:Sheet2.D3 Sheet2.F1:Sheet2.F1 Sheet2.F3:Sheet2.F3 Sheet2.H1:Sheet2.H1 Sheet2.H3:Sheet2.H3 Sheet2.J1:Sheet2.J1 Sheet2.J3:Sheet2.J3 Sheet2.L1:Sheet2.L1 Sheet2.L3:Sheet2.L3 Sheet2.N1:Sheet2.N1 Sheet2.N3:Sheet2.N3" chart:data-source-has-labels="both" svg:x="2.036cm" svg:y="0.621cm" svg:width="7.734cm" svg:height="6.598cm">
          <chartooo:coordinate-region svg:x="3.176cm" svg:y="0.621cm" svg:width="6.594cm" svg:height="5.649cm"/>
          <chart:axis chart:dimension="x" chart:name="primary-x" chart:style-name="ch3" chartooo:axis-type="auto">
            <chartooo:date-scale/>
            <chart:categories table:cell-range-address="Sheet2.A3:Sheet2.A3"/>
          </chart:axis>
          <chart:axis chart:dimension="y" chart:name="primary-y" chart:style-name="ch4">
            <chart:title svg:x="0.038cm" svg:y="6.489cm" chart:style-name="ch5">
              <text:p>PAL call / system call
bandwidth (GB/s)</text:p>
            </chart:title>
            <chart:grid chart:style-name="ch6" chart:class="major"/>
          </chart:axis>
          <chart:series chart:style-name="ch7" chart:values-cell-range-address="Sheet2.B3:Sheet2.B3" chart:label-cell-address="Sheet2.B1:Sheet2.B1" chart:class="chart:bar">
            <chart:error-indicator chart:style-name="ch8" chart:dimension="y"/>
            <chart:data-point/>
          </chart:series>
          <chart:series chart:style-name="ch9" chart:values-cell-range-address="Sheet2.D3:Sheet2.D3" chart:label-cell-address="Sheet2.D1:Sheet2.D1" chart:class="chart:bar">
            <chart:error-indicator chart:style-name="ch10" chart:dimension="y"/>
            <chart:data-point/>
          </chart:series>
          <chart:series chart:style-name="ch11" chart:values-cell-range-address="Sheet2.F3:Sheet2.F3" chart:label-cell-address="Sheet2.F1:Sheet2.F1" chart:class="chart:bar">
            <chart:error-indicator chart:style-name="ch12" chart:dimension="y"/>
            <chart:data-point/>
          </chart:series>
          <chart:series chart:style-name="ch13" chart:values-cell-range-address="Sheet2.H3:Sheet2.H3" chart:label-cell-address="Sheet2.H1:Sheet2.H1" chart:class="chart:bar">
            <chart:error-indicator chart:style-name="ch14" chart:dimension="y"/>
            <chart:data-point/>
          </chart:series>
          <chart:series chart:style-name="ch15" chart:values-cell-range-address="Sheet2.J3:Sheet2.J3" chart:label-cell-address="Sheet2.J1:Sheet2.J1" chart:class="chart:bar">
            <chart:error-indicator chart:style-name="ch16" chart:dimension="y"/>
            <chart:data-point/>
          </chart:series>
          <chart:series chart:style-name="ch17" chart:values-cell-range-address="Sheet2.L3:Sheet2.L3" chart:label-cell-address="Sheet2.L1:Sheet2.L1" chart:class="chart:bar">
            <chart:error-indicator chart:style-name="ch18" chart:dimension="y"/>
            <chart:data-point/>
          </chart:series>
          <chart:series chart:style-name="ch19" chart:values-cell-range-address="Sheet2.N3:Sheet2.N3" chart:label-cell-address="Sheet2.N1:Sheet2.N1" chart:class="chart:bar">
            <chart:error-indicator chart:style-name="ch20" chart:dimension="y"/>
            <chart:data-point chart:style-name="ch21"/>
          </chart:series>
          <chart:wall chart:style-name="ch22"/>
          <chart:floor chart:style-name="ch23"/>
        </chart:plot-area>
        <draw:frame draw:style-name="gr1" draw:text-style-name="P1" svg:width="1.17cm" svg:height="0.793cm" svg:x="8.598cm" svg:y="5.125cm">
          <draw:text-box>
            <text:p><text:span text:style-name="T1">0.216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2.L1:Sheet2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CHK</text:p>
                <draw:g>
                  <svg:desc>Sheet2.N1:Sheet2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bandwidth</text:p>
                <draw:g>
                  <svg:desc>Sheet2.A3:Sheet2.A3</svg:desc>
                </draw:g>
              </table:table-cell>
              <table:table-cell office:value-type="float" office:value="4.6807767">
                <text:p>4.6807767</text:p>
                <draw:g>
                  <svg:desc>Sheet2.B3:Sheet2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12.5927067">
                <text:p>12.5927067</text:p>
                <draw:g>
                  <svg:desc>Sheet2.D3:Sheet2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12.5656253">
                <text:p>12.5656253</text:p>
                <draw:g>
                  <svg:desc>Sheet2.F3:Sheet2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12.45773">
                <text:p>12.45773</text:p>
                <draw:g>
                  <svg:desc>Sheet2.H3:Sheet2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12.449342">
                <text:p>12.449342</text:p>
                <draw:g>
                  <svg:desc>Sheet2.J3:Sheet2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5.5272733">
                <text:p>5.5272733</text:p>
                <draw:g>
                  <svg:desc>Sheet2.L3:Sheet2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2158">
                <text:p>0.2158</text:p>
                <draw:g>
                  <svg:desc>Sheet2.N3:Sheet2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inimum="0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20" style:family="chart" style:data-style-name="N126">
      <style:chart-properties chart:link-data-style-to-source="true" chart:error-category="cell-range" chart:error-upper-range="Sheet1.O3:Sheet1.O3" chart:error-lower-range="Sheet1.O3:Sheet1.O3"/>
      <style:graphic-properties svg:stroke-width="0.051cm" draw:fill-color="#000000" draw:fill-hatch-name="Red_5f_5f_5f_5f_5f_5f_5f_20_5f_5f_5f_5f_5f_5f_5f_Crossed_5f_5f_5f_5f_5f_5f_5f_20_5f_5f_5f_5f_5f_5f_5f_0_5f_5f_5f_5f_5f_5f_5f_20_5f_5f_5f_5f_5f_5f_5f_Degrees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426cm" svg:height="7.312cm" xlink:href=".." xlink:type="simple" chart:class="chart:bar" chart:style-name="ch1">
        <chart:legend svg:x="0cm" svg:y="0.429cm" style:legend-expansion="custom" chartooo:width="7.276cm" chartooo:height="6.475cm" style:legend-expansion-aspect-ratio="1.12370656370656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 Sheet1.L1:Sheet1.L1 Sheet1.L3:Sheet1.L3 Sheet1.N1:Sheet1.N1 Sheet1.N3:Sheet1.N3" chart:data-source-has-labels="both" svg:x="9.337cm" svg:y="0.3cm" svg:width="7.693cm" svg:height="6.879cm">
          <chartooo:coordinate-region svg:x="10.477cm" svg:y="0.577cm" svg:width="6.553cm" svg:height="5.653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7.382cm" svg:y="6.374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/>
          </chart:series>
          <chart:series chart:style-name="ch10" chart:values-cell-range-address="Sheet1.D3:Sheet1.D3" chart:label-cell-address="Sheet1.D1:Sheet1.D1" chart:class="chart:bar">
            <chart:error-indicator chart:style-name="ch11" chart:dimension="y"/>
            <chart:data-point/>
          </chart:series>
          <chart:series chart:style-name="ch12" chart:values-cell-range-address="Sheet1.F3:Sheet1.F3" chart:label-cell-address="Sheet1.F1:Sheet1.F1" chart:class="chart:bar">
            <chart:error-indicator chart:style-name="ch13" chart:dimension="y"/>
            <chart:data-point/>
          </chart:series>
          <chart:series chart:style-name="ch14" chart:values-cell-range-address="Sheet1.H3:Sheet1.H3" chart:label-cell-address="Sheet1.H1:Sheet1.H1" chart:class="chart:bar">
            <chart:error-indicator chart:style-name="ch15" chart:dimension="y"/>
            <chart:data-point/>
          </chart:series>
          <chart:series chart:style-name="ch16" chart:values-cell-range-address="Sheet1.J3:Sheet1.J3" chart:label-cell-address="Sheet1.J1:Sheet1.J1" chart:class="chart:bar">
            <chart:error-indicator chart:style-name="ch17" chart:dimension="y"/>
            <chart:data-point/>
          </chart:series>
          <chart:series chart:style-name="ch18" chart:values-cell-range-address="Sheet1.L3:Sheet1.L3" chart:label-cell-address="Sheet1.L1:Sheet1.L1" chart:class="chart:bar">
            <chart:error-indicator chart:style-name="ch19" chart:dimension="y"/>
            <chart:data-point/>
          </chart:series>
          <chart:series chart:style-name="ch20" chart:values-cell-range-address="Sheet1.N3:Sheet1.N3" chart:label-cell-address="Sheet1.N1:Sheet1.N1" chart:class="chart:bar">
            <chart:error-indicator chart:style-name="ch21" chart:dimension="y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1.L1:Sheet1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CHK</text:p>
                <draw:g>
                  <svg:desc>Sheet1.N1:Sheet1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latency</text:p>
                <draw:g>
                  <svg:desc>Sheet1.A3:Sheet1.A3</svg:desc>
                </draw:g>
              </table:table-cell>
              <table:table-cell office:value-type="float" office:value="2.2569">
                <text:p>2.2569</text:p>
                <draw:g>
                  <svg:desc>Sheet1.B3:Sheet1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4.5768">
                <text:p>4.5768</text:p>
                <draw:g>
                  <svg:desc>Sheet1.D3:Sheet1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4.2247">
                <text:p>4.2247</text:p>
                <draw:g>
                  <svg:desc>Sheet1.F3:Sheet1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4.4084">
                <text:p>4.4084</text:p>
                <draw:g>
                  <svg:desc>Sheet1.H3:Sheet1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4.428">
                <text:p>4.428</text:p>
                <draw:g>
                  <svg:desc>Sheet1.J3:Sheet1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11.6035">
                <text:p>11.6035</text:p>
                <draw:g>
                  <svg:desc>Sheet1.L3:Sheet1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12.8251">
                <text:p>12.8251</text:p>
                <draw:g>
                  <svg:desc>Sheet1.N3:Sheet1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